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4" style:family="paragraph" style:parent-style-name="Text_20_body">
      <style:text-properties fo:font-variant="normal" fo:text-transform="none" style:font-name="Lato" fo:font-size="12pt" fo:font-style="normal" fo:font-weight="normal" officeooo:paragraph-rsid="0029a961"/>
    </style:style>
    <style:style style:name="P5" style:family="paragraph" style:parent-style-name="Text_20_body">
      <style:text-properties officeooo:paragraph-rsid="00133952"/>
    </style:style>
    <style:style style:name="P6" style:family="paragraph" style:parent-style-name="Standard">
      <style:paragraph-properties fo:margin-left="0cm" fo:margin-right="0cm" fo:orphans="2" fo:widows="2" fo:text-indent="0cm" style:auto-text-indent="false"/>
      <style:text-properties officeooo:paragraph-rsid="003fbea0"/>
    </style:style>
    <style:style style:name="P7" style:family="paragraph" style:parent-style-name="Heading_20_3">
      <style:text-properties officeooo:paragraph-rsid="004786fc"/>
    </style:style>
    <style:style style:name="P8" style:family="paragraph" style:parent-style-name="Text_20_body">
      <style:text-properties officeooo:paragraph-rsid="004786fc"/>
    </style:style>
    <style:style style:name="P9" style:family="paragraph" style:parent-style-name="Text_20_body">
      <style:text-properties officeooo:paragraph-rsid="00216438"/>
    </style:style>
    <style:style style:name="P10"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11"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1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1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14" style:family="paragraph" style:parent-style-name="Heading_20_3">
      <style:paragraph-properties fo:break-before="page"/>
      <style:text-properties style:font-name="DejaVu Sans" officeooo:paragraph-rsid="004786fc"/>
    </style:style>
    <style:style style:name="P1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1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18"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19"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2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2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2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3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3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32"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33"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3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35"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6"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8" style:family="paragraph" style:parent-style-name="Standard">
      <style:text-properties style:font-name="DejaVu Sans" fo:font-size="12pt" officeooo:rsid="000fb686" officeooo:paragraph-rsid="00133952" style:font-size-asian="12pt" style:font-size-complex="12pt"/>
    </style:style>
    <style:style style:name="P39"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4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1" style:family="paragraph" style:parent-style-name="Standard">
      <style:paragraph-properties fo:margin-left="0cm" fo:margin-right="0cm" fo:orphans="2" fo:widows="2" fo:text-indent="0cm" style:auto-text-indent="false" fo:break-before="page"/>
      <style:text-properties officeooo:paragraph-rsid="002bcdcb"/>
    </style:style>
    <style:style style:name="P4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4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44"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45"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46"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47"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48"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49" style:family="paragraph" style:parent-style-name="Text_20_body">
      <style:text-properties fo:font-variant="normal" fo:text-transform="none" style:font-name="Lato" fo:font-size="12pt" fo:font-style="normal" fo:font-weight="normal" officeooo:paragraph-rsid="0029a961"/>
    </style:style>
    <style:style style:name="P50" style:family="paragraph" style:parent-style-name="Text_20_body">
      <style:text-properties fo:font-variant="normal" fo:text-transform="none" style:font-name="Lato" fo:font-size="12pt" fo:letter-spacing="normal" fo:font-style="normal" fo:font-weight="normal"/>
    </style:style>
    <style:style style:name="P51" style:family="paragraph" style:parent-style-name="Text_20_body">
      <style:text-properties fo:font-variant="normal" fo:text-transform="none" style:font-name="Lato" fo:font-size="12pt" fo:letter-spacing="normal" fo:font-style="normal" fo:font-weight="normal" officeooo:paragraph-rsid="00321ad5"/>
    </style:style>
    <style:style style:name="P52" style:family="paragraph" style:parent-style-name="Text_20_body">
      <style:text-properties fo:font-variant="normal" fo:text-transform="none" fo:letter-spacing="normal"/>
    </style:style>
    <style:style style:name="P53" style:family="paragraph" style:parent-style-name="Text_20_body">
      <style:text-properties style:font-name="DejaVu Sans" officeooo:paragraph-rsid="00216438"/>
    </style:style>
    <style:style style:name="P54" style:family="paragraph" style:parent-style-name="Text_20_body">
      <style:text-properties style:font-name="DejaVu Sans"/>
    </style:style>
    <style:style style:name="P55" style:family="paragraph" style:parent-style-name="Text_20_body">
      <style:text-properties style:font-name="DejaVu Sans" fo:font-size="12pt" style:font-size-asian="12pt" style:font-size-complex="12pt"/>
    </style:style>
    <style:style style:name="P56"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7" style:family="paragraph" style:parent-style-name="Text_20_body">
      <style:text-properties style:font-name="DejaVu Sans" fo:font-size="12pt" officeooo:rsid="00128c4c" officeooo:paragraph-rsid="004786fc" style:font-size-asian="12pt" style:font-size-complex="12pt"/>
    </style:style>
    <style:style style:name="P58" style:family="paragraph" style:parent-style-name="Text_20_body">
      <style:text-properties style:font-name="DejaVu Sans" fo:font-size="12pt" officeooo:paragraph-rsid="001f6f63" style:font-size-asian="12pt" style:font-size-complex="12pt"/>
    </style:style>
    <style:style style:name="P59"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60" style:family="paragraph" style:parent-style-name="Text_20_body">
      <style:text-properties style:font-name="DejaVu Sans" fo:font-size="12pt" officeooo:paragraph-rsid="00133952" style:font-size-asian="12pt" style:font-size-complex="12pt"/>
    </style:style>
    <style:style style:name="P61" style:family="paragraph" style:parent-style-name="Text_20_body">
      <style:text-properties style:font-name="DejaVu Sans" fo:font-size="12pt" officeooo:rsid="000fb686" officeooo:paragraph-rsid="00133952" style:font-size-asian="12pt" style:font-size-complex="12pt"/>
    </style:style>
    <style:style style:name="P62" style:family="paragraph" style:parent-style-name="Text_20_body">
      <style:paragraph-properties fo:margin-top="0cm" fo:margin-bottom="0cm" style:contextual-spacing="false"/>
      <style:text-properties style:font-name="DejaVu Sans" officeooo:paragraph-rsid="004786fc"/>
    </style:style>
    <style:style style:name="P63" style:family="paragraph" style:parent-style-name="Text_20_body">
      <style:text-properties style:font-name="DejaVu Sans" officeooo:paragraph-rsid="004786fc"/>
    </style:style>
    <style:style style:name="P64" style:family="paragraph" style:parent-style-name="Text_20_body">
      <style:paragraph-properties fo:margin-top="0cm" fo:margin-bottom="0cm" style:contextual-spacing="false" fo:line-height="100%"/>
      <style:text-properties style:font-name="DejaVu Sans" officeooo:paragraph-rsid="004786fc"/>
    </style:style>
    <style:style style:name="P65" style:family="paragraph" style:parent-style-name="Text_20_body">
      <style:text-properties officeooo:paragraph-rsid="004786fc"/>
    </style:style>
    <style:style style:name="P66" style:family="paragraph" style:parent-style-name="Text_20_body">
      <style:paragraph-properties fo:margin-top="0cm" fo:margin-bottom="0cm" style:contextual-spacing="false" fo:text-align="center" style:justify-single-word="false"/>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T27" style:family="text">
      <style:text-properties officeooo:rsid="000da2bf"/>
    </style:style>
    <style:style style:name="T28" style:family="text">
      <style:text-properties officeooo:rsid="00116b88"/>
    </style:style>
    <style:style style:name="T29" style:family="text">
      <style:text-properties officeooo:rsid="0019e3b1"/>
    </style:style>
    <style:style style:name="T30" style:family="text">
      <style:text-properties officeooo:rsid="00195fc2"/>
    </style:style>
    <style:style style:name="T31" style:family="text">
      <style:text-properties officeooo:rsid="0049e939"/>
    </style:style>
    <style:style style:name="T32" style:family="text">
      <style:text-properties officeooo:rsid="004a6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ght And Dark Tantra</text:p>
      <text:p text:style-name="P34"/>
      <text:p text:style-name="P33"/>
      <text:p text:style-name="P33"/>
      <text:p text:style-name="P33"/>
      <text:p text:style-name="P33"/>
      <text:p text:style-name="P33"/>
      <text:p text:style-name="P36">William Enckhausen</text:p>
      <text:p text:style-name="P36"/>
      <text:p text:style-name="P19"/>
      <text:p text:style-name="P2"/>
      <text:p text:style-name="P26"><text:line-break/></text:p>
      <text:p text:style-name="P31">Introduction</text:p>
      <text:p text:style-name="P30"/>
      <text:p text:style-name="P44">  </text:p>
      <text:p text:style-name="P50">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50">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5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51">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50">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6"><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50">(The kundalini was named Quetzalcoatl by the Toltecs and Kukulkan by the Mayas. A version of the image of Quetzalcoatl is on the Mexican national flag to this day. )</text:p>
      <text:p text:style-name="P50">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52">  </text:p>
      <text:p text:style-name="P5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50">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6"><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50">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50">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4"><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46"/>
      <text:p text:style-name="P43">Personalities</text:p>
      <text:p text:style-name="P4"><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3"><text:a xlink:type="simple" xlink:href="https://drive.google.com/file/d/11n_VZb58xoHsN-ENgUhusyHAdFX6_PSt/view?usp=sharing" text:style-name="Internet_20_link" text:visited-style-name="Visited_20_Internet_20_Link">Video Of Chidghananda</text:a></text:p>
      <text:p text:style-name="P23"><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29">Tantrics of The Dark And The Light</text:p>
      <text:p text:style-name="P28"/>
      <text:p text:style-name="P15">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18">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16"/>
      <text:p text:style-name="P1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13"/>
      <text:p text:style-name="P40">Form And Formless</text:p>
      <text:p text:style-name="P38"/>
      <text:p text:style-name="P61">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6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6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9"><draw:a xlink:type="simple" xlink:href="https://www.blogger.com/#"><draw:frame draw:style-name="fr5" draw:name="Imagen4" text:anchor-type="as-char" svg:width="6.749cm" svg:height="7.969cm" draw:z-index="2"><draw:image xlink:href="Pictures/100000000000010F0000014076EA2917A1DEA24F.jpg" xlink:type="simple" xlink:show="embed" xlink:actuate="onLoad" draw:mime-type="image/jpeg"/></draw:frame></draw:a></text:p>
      <text:p text:style-name="P48"><text:line-break/></text:p>
      <text:p text:style-name="P35"><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12">The Liberation Of <text:span text:style-name="T32">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2"/>
      <text:p text:style-name="P2">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15"/>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7"/>
      <text:p text:style-name="P41"><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22"/>
      <text:p text:style-name="P2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22"/>
      <text:p text:style-name="P6"><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2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2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39">Ramananda</text:p>
      <text:p text:style-name="P58">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4">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4">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4">Ramananda - 2017</text:p>
      <text:p text:style-name="P54"><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4">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4">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4">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4">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4">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4">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4">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4">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4">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4">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4">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8"><text:line-break/><text:line-break/></text:p>
      <text:p text:style-name="P47">Ananda Marga, A Revolution?</text:p>
      <text:p text:style-name="P37"><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45">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1">tar</text:span></text:p>
      <text:p text:style-name="P42">Taraka Brahma</text:p>
      <text:section text:style-name="Sect1" text:name="TextSection">
        <text:p text:style-name="P24">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24">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24">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24">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24">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24"/>
        <text:p text:style-name="P24">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24"/>
        <text:p text:style-name="P2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2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24"><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25"><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24"/>
        <text:p text:style-name="P24"><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24"/>
        <text:p text:style-name="P2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24"/>
        <text:p text:style-name="P2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24"/>
        <text:p text:style-name="P24">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24"/>
        <text:p text:style-name="P2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24"/>
        <text:p text:style-name="P2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24"/>
        <text:p text:style-name="P24">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14">Aghora Tantra</text:p>
        <text:p text:style-name="P7"><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4"><text:span text:style-name="T27">A</text:span> few weeks before <text:span text:style-name="T27">the following adventures</text:span> started I had a dream that prepared me for the experience. The guru appeared as an officer giving me orders to jump out of an airplane. I was a paratrooper and was the only soldier in the airplane with Him <text:span text:style-name="T28">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4"/>
        <text:p text:style-name="P64"><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4"/>
        <text:p text:style-name="P8"><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63"><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63">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63">A week later, the drama with the narco assassins started. Things were going well; no fear nor anger, nor even aggression stirring in my soul, even though they had me surrounded and I already knew of their intentions. </text:p>
        <text:p text:style-name="P63"><text:soft-page-break/>At that time an old friend writes to me and implores me to forgive “CobraKiller” Shamitananda. <text:s/>He was a monk that we both knew who had commited a terrible <text:span text:style-name="T29">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63">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63">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63">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63"><text:span text:style-name="T30">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0">a few days </text:span>after I tangled with the narco butchers. The skunk knew that I really had no aggression in my soul, otherwise I would have been sprayed. <text:s/><text:span text:style-name="T30">I only thought of Shamitananda, Krsnananda, Madhuvidyananda, Mokseshvarananda, Nabanilananda, Kreepasundarananda and all of the rest of the acolytes of Shamitananda that covered for the Cobra Killer Shamitananda. <text:s/></text:span></text:p>
        <text:p text:style-name="P63"><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63">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63">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8"><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63">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63">“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63"><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63">“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63">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63">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63">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63"><text:line-break/>Aghora Phobia</text:p>
        <text:p text:style-name="P63">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63">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63"><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63">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63">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63">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63">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7"/>
        <text:p text:style-name="P62"><text:s/></text:p>
        <text:p text:style-name="P32"/>
        <text:p text:style-name="P55"/>
        <text:p text:style-name="P56"/>
        <text:p text:style-name="P55"/>
        <text:p text:style-name="P9"><text:a xlink:type="simple" xlink:href="mailto: enckwilliam@protonmail.com?subject=Subscribe" text:style-name="Internet_20_link" text:visited-style-name="Visited_20_Internet_20_Link"><text:span text:style-name="T13"/></text:a></text:p>
        <text:p text:style-name="P11">El Misterio</text:p>
        <text:p text:style-name="P54"/>
        <text:p text:style-name="P54">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4">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4">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4">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4">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4">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54">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54">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54">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54">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ent.</text:span></text:p>
        <text:p text:style-name="P54"><draw:frame draw:style-name="fr1" draw:name="Image2" text:anchor-type="char" svg:width="17.59cm" svg:height="13.192cm"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54">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54">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4">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4">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4">Also, the situation with Ananda Marga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54"><text:soft-page-break/></text:p>
        <text:p text:style-name="P5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complex with narcissism, materialism and hyper sexuality that create so many psychological complexes. <text:s/>Also, I saw that there 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54"/>
        <text:p text:style-name="P5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text:soft-page-break/>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54">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5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s/>I returned and did not know what had happened. <text:s/>Later, I discovered. <text:s/>I left and went with my students whom she had defamed.</text:p>
        <text:p text:style-name="P54">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54">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54">I can sympathize with her anger toward “machismo” within and without of A.M. I did not like it either. It provoked a lot of repulsion in me too. Repulsion is a subtle tendency (at the Vishuddha level). Essentially, it is a protection of one´s <text:soft-page-break/>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4">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54">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54">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3T13:30:06.266833812</dc:date>
    <meta:editing-duration>PT2H33M13S</meta:editing-duration>
    <meta:editing-cycles>56</meta:editing-cycles>
    <meta:document-statistic meta:table-count="0" meta:image-count="7" meta:object-count="0" meta:page-count="90" meta:paragraph-count="191" meta:word-count="39539" meta:character-count="228600" meta:non-whitespace-character-count="188819"/>
  </office:meta>
</office:document-meta>
</file>